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2" style:family="paragraph" style:parent-style-name="Standard">
      <style:paragraph-properties fo:line-height="200%" fo:text-align="start" style:justify-single-word="false"/>
      <style:text-properties style:text-underline-style="solid" style:text-underline-width="auto" style:text-underline-color="font-color"/>
    </style:style>
    <style:style style:name="P3" style:family="paragraph" style:parent-style-name="Standard">
      <style:paragraph-properties fo:line-height="200%" fo:text-align="start" style:justify-single-word="false"/>
      <style:text-properties style:text-underline-style="none"/>
    </style:style>
    <style:style style:name="P4" style:family="paragraph" style:parent-style-name="Standard">
      <style:paragraph-properties fo:line-height="200%" fo:text-align="start" style:justify-single-word="false"/>
      <style:text-properties fo:font-size="11pt" style:text-underline-style="none" style:font-size-asian="11pt" style:font-size-complex="11pt"/>
    </style:style>
    <style:style style:name="P5" style:family="paragraph" style:parent-style-name="Standard">
      <style:paragraph-properties fo:line-height="200%" fo:text-align="start" style:justify-single-word="false"/>
      <style:text-properties fo:font-size="12pt" style:text-underline-style="none" style:font-size-asian="10.5pt" style:font-size-complex="12pt"/>
    </style:style>
    <style:style style:name="P6" style:family="paragraph" style:parent-style-name="Standard">
      <style:paragraph-properties fo:line-height="200%" fo:text-align="start" style:justify-single-word="false"/>
      <style:text-properties style:text-underline-style="none"/>
    </style:style>
    <style:style style:name="T1"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 207 JSON Library Writeup</text:p>
      <text:p text:style-name="P3"><text:tab/>The special feature we decided to add to our JSON Library was an Object Maker with a GUI which could be used to create JSON code and which returns the corresponding Java Objects. <text:s/>We thought that this would be a feature that would add lots of utility to our JSON Library, especially for users who had little familiarity with the JSON language, but who needed to produce JSON code. <text:s/>The reason we decided that a GUI would be a good idea was because we felt that a non-graphic interface might be confusing or difficult for such users. <text:s/>However, we thought that the addition of the Object Maker to our library might also benefit more advanced users. <text:s/>The object creator also allows users to develop test cases on the fly for extensions they might make to our library (as we are working with open source). The GUI allows a user to easily create a test case they think might cause trouble, and the fact that the GUI returns the Java Object allows for immediate testing. <text:s/>If the user wants to do the same test (or similar tests) they have access to the JSON code in the console, and they can plug this into our parse function to get objects to test on instead of running through the GUI again.</text:p>
      <text:p text:style-name="P3"><text:tab/>For our licensing, we decided that we wanted to use GPL version 2. <text:s/>The main reason we were drawn to the GPL family of licenses was the open source aspect of them- we believe that people should be able to access the source of our code, and that those who modify our code should provide the same service to the public. <text:s/>We liked that the GPL also doesn't allow sublicensing, meaning that later on down the line, nobody can redistribute a modified version of our code under a different license. <text:s text:c="2"/>We didn't want this to happen, as this different license may have not been open source, which we would have found disappointing. <text:s/>These reasons were our main ones for picking GPL, but we also liked some of the smaller features, such as the requirement to state changes made to the code, the wide variety of options people had with our code, and the lack of liability on ourselves for what happens when our code is unleashed upon the Internet. <text:s/>Although we briefly considered GPL v3, we decided that GPL v2 was significantly shorter and more to-the-point, with most of the additions in GPL v3 being unrelated to our relatively simple program.</text:p>
      <text:p text:style-name="P3"><text:soft-page-break/><text:tab/>Some other things to note about our JSON Library is that the Object-Maker GUI includes audio cues on most of the slides, which the user can choose to use or not. <text:s/>These audio cues minimize the reading the user needs to do to use our program, and makes for an easier and more user friendly experience. <text:s/>The Object-Maker has also been thoroughly tested by a large number of CSC-151 students, who had never heard of JSON in their lives. <text:s/>We have fixed any and all bugs discovered by this long line of beta testers, and consider our Object-Maker to be fairly hard to crash.</text:p>
      <text:p text:style-name="P3"/>
      <text:p text:style-name="P2">SOURCES:</text:p>
      <text:p text:style-name="P3">Explanation of GPL v3 vs. GPL v2:</text:p>
      <text:p text:style-name="P3"><text:a xlink:type="simple" xlink:href="http://stackoverflow.com/questions/41460/what-are-the-differences-between-gpl-v2-and-gpl-v3-licenses"><text:span text:style-name="T1">http://stackoverflow.com/questions/41460/what-are-the-differences-between-gpl-v2-and-gpl-v3-licenses</text:span></text:a></text:p>
      <text:p text:style-name="P3"><text:a xlink:type="simple" xlink:href="http://www.groklaw.net/article.php?story=20060118155841115"><text:span text:style-name="T1">http://www.groklaw.net/article.php?story=20060118155841115</text:span></text:a></text:p>
      <text:p text:style-name="P5">To figure out the basics of each license:</text:p>
      <text:p text:style-name="P4"><text:a xlink:type="simple" xlink:href="http://choosealicense.com/licenses/">http://choosealicense.com/licenses/</text:a></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Bruns</meta:initial-creator>
    <meta:creation-date>2014-04-21T17:02:09</meta:creation-date>
    <dc:date>2014-04-24T21:34:42</dc:date>
    <dc:creator>Evan Bruns</dc:creator>
    <meta:editing-duration>PT2M46S</meta:editing-duration>
    <meta:editing-cycles>7</meta:editing-cycles>
    <meta:generator>LibreOffice/3.5$Linux_X86_64 LibreOffice_project/350m1$Build-2</meta:generator>
    <meta:document-statistic meta:table-count="0" meta:image-count="0" meta:object-count="0" meta:page-count="2" meta:paragraph-count="10" meta:word-count="547" meta:character-count="3198" meta:non-whitespace-character-count="2644"/>
  </office:meta>
</office:document-meta>
</file>